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646" officeooo:paragraph-rsid="00113646"/>
    </style:style>
    <style:style style:name="P2" style:family="paragraph" style:parent-style-name="Standard">
      <style:paragraph-properties fo:text-align="justify" style:justify-single-word="false"/>
      <style:text-properties officeooo:paragraph-rsid="00113646"/>
    </style:style>
    <style:style style:name="P3" style:family="paragraph" style:parent-style-name="Text_20_body">
      <style:text-properties officeooo:paragraph-rsid="00113646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officeooo:rsid="0011364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Dear Flip Team,</text:span></text:span></text:p>
      <text:p text:style-name="Text_20_body"><text:span text:style-name="T2">I am writing to apply for the Strategic Customer Success role at Flip. My professional background as a </text:span><text:span text:style-name="Strong_20_Emphasis"><text:span text:style-name="T2">theoretical physicist</text:span></text:span><text:span text:style-name="T2"> has given me a strong foundation in structured problem-solving, long-term thinking, and working with complex systems involving multiple interacting stakeholders.</text:span></text:p>
      <text:p text:style-name="P4">In my work, I am used to taking ownership of projects, identifying key drivers behind complex processes, and translating abstract goals into concrete, actionable steps. I am comfortable communicating with diverse audiences, aligning expectations, and keeping a clear focus on sustainable outcomes and value creation.</text:p>
      <text:p text:style-name="P4">Flip’s mission to empower frontline employees strongly resonates with me, particularly the combination of technology, organizational impact, and human-centered change. I am motivated to contribute my analytical mindset, ownership mentality, and collaborative approach to building strong, long-term customer relationships and helping customers realize the full potential of the Flip platform.</text:p>
      <text:p text:style-name="P4">Thank you for your time and consideration. I would welcome the opportunity to discuss how I could contribute to Flip’s Customer Success team.</text:p>
      <text:p text:style-name="Text_20_body"><text:span text:style-name="T2">Kind regards,<text:line-break/></text:span><text:span text:style-name="Strong_20_Emphasis"><text:span text:style-name="T2">Benjamin Michen</text:span></text:span></text:p>
      <text:p text:style-name="P3"><text:span text:style-name="Strong_20_Emphasis"><text:span text:style-name="T2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5:59:16.946508229</meta:creation-date>
    <dc:date>2025-12-19T16:14:08.390966285</dc:date>
    <meta:editing-duration>PT4M39S</meta:editing-duration>
    <meta:editing-cycles>1</meta:editing-cycles>
    <meta:document-statistic meta:table-count="0" meta:image-count="0" meta:object-count="0" meta:page-count="1" meta:paragraph-count="6" meta:word-count="165" meta:character-count="1178" meta:non-whitespace-character-count="1019"/>
    <meta:generator>LibreOffice/7.3.7.2$Linux_X86_64 LibreOffice_project/30$Build-2</meta:generator>
  </office:meta>
</office:document-meta>
</file>